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56380" calcext:value-type="float">
            <text:p>10,556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86380" calcext:value-type="float">
            <text:p>8,086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401160" calcext:value-type="float">
            <text:p>22,401,1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758400" calcext:value-type="float">
            <text:p>3,758,4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9907780" calcext:value-type="float">
            <text:p>9,907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437780" calcext:value-type="float">
            <text:p>7,437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103960" calcext:value-type="float">
            <text:p>21,10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7T05:46:19.086371363</dc:date>
    <meta:editing-duration>P26DT5H40M9S</meta:editing-duration>
    <meta:editing-cycles>1079</meta:editing-cycles>
    <meta:generator>LibreOffice/25.2.3.2$Linux_X86_64 LibreOffice_project/bbb074479178df812d175f709636b368952c2ce3</meta:generator>
    <meta:document-statistic meta:table-count="18" meta:cell-count="1451" meta:object-count="0"/>
  </office:meta>
</office:document-meta>
</file>